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11b1c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1b1c" officeooo:paragraph-rsid="00111b1c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570be"/>
    </style:style>
    <style:style style:name="P8" style:family="paragraph" style:parent-style-name="Preformatted_20_Text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normal" style:text-blinking="false" fo:background-color="transparen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290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9c1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23b3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84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77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1b1c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11b1c" style:text-blinking="false" fo:background-color="transparent" loext:char-shading-value="0" style:font-size-asian="15pt" style:font-size-complex="15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11b1c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normal" officeooo:rsid="00111b1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4950" style:text-blinking="false" fo:background-color="transparent" loext:char-shading-value="0" style:font-size-asian="11pt" style:font-size-complex="11pt"/>
    </style:style>
    <style:style style:name="T13" style:family="text">
      <style:text-properties officeooo:rsid="00144950"/>
    </style:style>
    <style:style style:name="T14" style:family="text">
      <style:text-properties officeooo:rsid="001198f7"/>
    </style:style>
    <style:style style:name="T15" style:family="text">
      <style:text-properties officeooo:rsid="00175989"/>
    </style:style>
    <style:style style:name="T16" style:family="text">
      <style:text-properties officeooo:rsid="0018e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1. </text:span><text:span text:style-name="T10">Which aspects and their respective sentiments does your model most accurately detect?</text:span></text:p>
      <text:p text:style-name="P8"><text:s text:c="14"/>precision <text:s text:c="3"/>recall <text:s/>f1-score <text:s text:c="2"/>support</text:p>
      <text:p text:style-name="Preformatted_20_Text"/>
      <text:p text:style-name="Preformatted_20_Text"><text:s text:c="4"/>negative <text:s text:c="6"/>0.71 <text:s text:c="5"/>0.73 <text:s text:c="5"/>0.72 <text:s text:c="6"/>462</text:p>
      <text:p text:style-name="Preformatted_20_Text"><text:s text:c="4"/>positive <text:s text:c="6"/>0.77 <text:s text:c="5"/>0.82 <text:s text:c="5"/>0.79 <text:s text:c="5"/>1217</text:p>
      <text:p text:style-name="Preformatted_20_Text"><text:s text:c="8"/>none <text:s text:c="6"/>0.99 <text:s text:c="5"/>0.99 <text:s text:c="5"/>0.99 <text:s text:c="4"/>34107</text:p>
      <text:p text:style-name="Preformatted_20_Text"/>
      <text:p text:style-name="Preformatted_20_Text"><text:s text:c="4"/>accuracy <text:s text:c="26"/>0.98 <text:s text:c="4"/>35786</text:p>
      <text:p text:style-name="Preformatted_20_Text"><text:s text:c="3"/>macro avg <text:s text:c="6"/>0.82 <text:s text:c="5"/>0.85 <text:s text:c="5"/>0.83 <text:s text:c="4"/>35786</text:p>
      <text:p text:style-name="P1">weighted avg <text:s text:c="6"/>0.98 <text:s text:c="5"/>0.98 <text:s text:c="5"/>0.98 <text:s text:c="4"/>35786</text:p>
      <text:p text:style-name="P1"/>
      <text:p text:style-name="P1">{'location1 - transit-location': 156,</text:p>
      <text:p text:style-name="P1"><text:s/>'location2 - multicultural': 7,</text:p>
      <text:p text:style-name="P1"><text:s/>'location2 - live': 13,</text:p>
      <text:p text:style-name="P1"><text:s/>'location2 - price': 39,</text:p>
      <text:p text:style-name="P1"><text:s/>'location2 - transit-location': 23,</text:p>
      <text:p text:style-name="P1"><text:s/>'location2 - nightlife': 11,</text:p>
      <text:p text:style-name="P1"><text:s/>'location1 - green-nature': 34,</text:p>
      <text:p text:style-name="P1"><text:s/>'location2 - safety': 26,</text:p>
      <text:p text:style-name="P1"><text:s/>'location2 - general': 83,</text:p>
      <text:p text:style-name="P1"><text:s/>'location2 - quiet': 5,</text:p>
      <text:p text:style-name="P1"><text:s/>'location1 - live': 61,</text:p>
      <text:p text:style-name="P1"><text:s/>'location1 - dining': 29,</text:p>
      <text:p text:style-name="P1"><text:s/>'location1 - general': 378,</text:p>
      <text:p text:style-name="P1"><text:s/>'location2 - shopping': 8,</text:p>
      <text:p text:style-name="P1"><text:s/>'location2 - green-nature': 6,</text:p>
      <text:p text:style-name="P1"><text:s/>'location1 - nightlife': 55,</text:p>
      <text:p text:style-name="P1"><text:s/>'location1 - safety': 108,</text:p>
      <text:p text:style-name="P1"><text:s/>'location1 - price': 170,</text:p>
      <text:p text:style-name="P1"><text:soft-page-break/><text:s/>'location1 - quiet': 25,</text:p>
      <text:p text:style-name="P1"><text:s/>'location1 - multicultural': 36,</text:p>
      <text:p text:style-name="P1"><text:s/>'location1 - shopping': 55,</text:p>
      <text:p text:style-name="P1"><text:s/>'location1 - touristy': 18,</text:p>
      <text:p text:style-name="P1"><text:s/>'location2 - touristy': 3,</text:p>
      <text:p text:style-name="P1"><text:s/>'location2 - dining': 2}</text:p>
      <text:p text:style-name="P5">as seen, the <text:span text:style-name="T13">price and </text:span>positive sentiment is performing better. <text:span text:style-name="T13">(Not included general as it is in between in terms of prediction)</text:span></text:p>
      <text:p text:style-name="P6"/>
      <text:p text:style-name="P3"><text:span text:style-name="T8">2.</text:span><text:span text:style-name="T7"> </text:span><text:span text:style-name="T10">What the points of failure for the model - which aspects does it perform poorly on.</text:span></text:p>
      <text:p text:style-name="P6">{'location1 - transit-location': 23,</text:p>
      <text:p text:style-name="P4">'location2 - multicultural': 1,</text:p>
      <text:p text:style-name="P4">'location2 - live': 4,</text:p>
      <text:p text:style-name="P4">'location2 - price': 12,</text:p>
      <text:p text:style-name="P4">'location2 - transit-location': 14,</text:p>
      <text:p text:style-name="P4">'location2 - nightlife': 1,</text:p>
      <text:p text:style-name="P4">'location1 - green-nature': 6,</text:p>
      <text:p text:style-name="P4">'location2 - safety': 5,</text:p>
      <text:p text:style-name="P4">'location2 - general': 24,</text:p>
      <text:p text:style-name="P4">'location2 - quiet': 2,</text:p>
      <text:p text:style-name="P4">'location1 - live': 21,</text:p>
      <text:p text:style-name="P4">'location1 - dining': 2,</text:p>
      <text:p text:style-name="P4">'location1 - general': 77,</text:p>
      <text:p text:style-name="P4">'location2 - shopping': 7,</text:p>
      <text:p text:style-name="P4">'location2 - green-nature': 1,</text:p>
      <text:p text:style-name="P4">'location1 - nightlife': 8,</text:p>
      <text:p text:style-name="P4">'location1 - safety': 13,</text:p>
      <text:p text:style-name="P4">'location1 - price': 13,</text:p>
      <text:p text:style-name="P4">'location1 - quiet': 4,</text:p>
      <text:p text:style-name="P4">'location1 - multicultural': 4,</text:p>
      <text:p text:style-name="P4">'location1 - shopping': 7,</text:p>
      <text:p text:style-name="P4">'location1 - touristy': 6, 'location2 - touristy': 1, 'location2 - dining': 2}</text:p>
      <text:p text:style-name="P4"/>
      <text:p text:style-name="P7"><text:span text:style-name="T14">As we can see in both respective entities, </text:span><text:span text:style-name="T13">transit</text:span><text:span text:style-name="T14"> is performing a little poor. </text:span><text:span text:style-name="T12">(Not included general as it is in between in terms of prediction)</text:span></text:p>
      <text:p text:style-name="P6"><text:soft-page-break/></text:p>
      <text:p text:style-name="P3"><text:span text:style-name="T9">3.</text:span><text:span text:style-name="T7"> </text:span><text:span text:style-name="T10">A quick paragraph in a 100 words or less about your favourite machine learning library and what you dislike aboutit.</text:span></text:p>
      <text:p text:style-name="P2"><text:bookmark text:name="docs-internal-guid-ed881b53-7fff-7b4b-f4a0-bcf335c36525"/><text:span text:style-name="T1">By far, I have used </text:span><text:span text:style-name="T2">machine learning</text:span><text:span text:style-name="T1"> libraries like scikit-learn, scipy, numpy, </text:span><text:span text:style-name="T3">pandas</text:span><text:span text:style-name="T1"> </text:span><text:span text:style-name="T2">etc</text:span><text:span text:style-name="T1">.  </text:span><text:span text:style-name="T2">Though every library has it’s own use case but out of all these </text:span><text:span text:style-name="T5">libraries, </text:span><text:span text:style-name="T2"><text:s/>I have found s</text:span><text:span text:style-name="T4">kl</text:span><text:span text:style-name="T2">earn </text:span><text:span text:style-name="T6">library</text:span><text:span text:style-name="T2">, </text:span><text:span text:style-name="T5">which I liked </text:span><text:span text:style-name="T6">the most as it provides good number of machine learning algortithms with ease of use</text:span><text:span text:style-name="T2">. As asked, the main reasons </text:span><text:span text:style-name="T6">to little bit</text:span><text:span text:style-name="T2"> dislike this library is that it does not support hardware </text:span><text:span text:style-name="T4">accelerations</text:span><text:span text:style-name="T2"> like GPU</text:span><text:span text:style-name="T4">s for faster training</text:span><text:span text:style-name="T2">. Moreo</text:span><text:span text:style-name="T4">v</text:span><text:span text:style-name="T2">er, I don’t </text:span><text:span text:style-name="T6">like the thing that the library is highly abstracted i.e. it feels more like of software engineering rather than machine learn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9:13:25.633415582</meta:creation-date>
    <dc:date>2020-08-05T00:33:56.378015416</dc:date>
    <meta:editing-duration>PT18M51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3" meta:paragraph-count="59" meta:word-count="424" meta:character-count="2846" meta:non-whitespace-character-count="2280"/>
  </office:meta>
</office:document-meta>
</file>